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4cm"/>
      <style:paragraph-properties style:writing-mode="lr-tb"/>
    </style:style>
    <style:style style:name="gr2" style:family="graphic" style:parent-style-name="objectwithoutfill">
      <style:graphic-properties svg:stroke-width="0.01cm" svg:stroke-color="#000000" draw:marker-start-width="0.22cm" draw:marker-end="Arrow" draw:marker-end-width="0.32cm" draw:fill="solid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stroke="none" draw:fill="none" fo:min-height="0.712cm"/>
      <style:paragraph-properties style:writing-mode="lr-tb"/>
    </style:style>
    <style:style style:name="gr4" style:family="graphic" style:parent-style-name="objectwithoutfill">
      <style:graphic-properties svg:stroke-width="0.01cm" svg:stroke-color="#000000" draw:marker-start="Arrow" draw:marker-start-width="0.32cm" draw:marker-end="" draw:marker-end-width="0.32cm" draw:fill="solid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.49cm" fo:min-width="1.682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0.49cm" fo:min-width="1.698cm"/>
    </style:style>
    <style:style style:name="gr7" style:family="graphic" style:parent-style-name="standard">
      <style:graphic-properties draw:stroke="none" draw:fill="none" fo:min-height="5.69cm"/>
      <style:paragraph-properties style:writing-mode="lr-tb"/>
    </style:style>
    <style:style style:name="gr8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0.408cm" fo:min-width="2.484cm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0.49cm" fo:min-width="1.884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0.443cm" fo:min-width="1.88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182cm" svg:height="6.65cm" svg:x="2.618cm" svg:y="3.06cm">
          <draw:text-box>
            <text:p text:style-name="P1">111 <text:s text:c="2"/>7 </text:p>
            <text:p text:style-name="P1">110 <text:s text:c="2"/>6 </text:p>
            <text:p text:style-name="P1">101 <text:s text:c="2"/>5</text:p>
            <text:p text:style-name="P1">100 <text:s text:c="2"/>4</text:p>
            <text:p>011 <text:s text:c="2"/>3</text:p>
            <text:p>010 <text:s text:c="2"/>2</text:p>
            <text:p>001 <text:s text:c="2"/>1</text:p>
            <text:p>000 <text:s text:c="2"/>0</text:p>
            <text:p/>
          </draw:text-box>
        </draw:frame>
        <draw:line draw:style-name="gr2" draw:text-style-name="P3" draw:layer="layout" svg:x1="5.4cm" svg:y1="8.6cm" svg:x2="5.4cm" svg:y2="3.2cm">
          <text:p/>
        </draw:line>
        <draw:frame draw:style-name="gr3" draw:text-style-name="P2" draw:layer="layout" svg:width="0.853cm" svg:height="0.962cm" svg:x="5.4cm" svg:y="5.438cm">
          <draw:text-box>
            <text:p>+</text:p>
          </draw:text-box>
        </draw:frame>
        <draw:line draw:style-name="gr4" draw:text-style-name="P3" draw:layer="layout" svg:x1="6.421cm" svg:y1="8.603cm" svg:x2="6.421cm" svg:y2="3.203cm">
          <text:p/>
        </draw:line>
        <draw:frame draw:style-name="gr3" draw:text-style-name="P2" draw:layer="layout" svg:width="0.853cm" svg:height="0.962cm" svg:x="6.421cm" svg:y="5.441cm">
          <draw:text-box>
            <text:p>-</text:p>
          </draw:text-box>
        </draw:frame>
        <draw:custom-shape draw:style-name="gr5" draw:text-style-name="P4" draw:layer="layout" svg:width="2.182cm" svg:height="0.74cm" svg:x="2.718cm" svg:y="3.1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198cm" svg:height="0.74cm" svg:x="2.718cm" svg:y="8.15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2cm" svg:height="0.962cm" svg:x="3.2cm" svg:y="2.1cm">
          <draw:text-box>
            <text:p text:style-name="P5"><text:span text:style-name="T1">uint</text:span></text:p>
          </draw:text-box>
        </draw:frame>
        <draw:frame draw:style-name="gr7" draw:text-style-name="P2" draw:layer="layout" svg:width="3.182cm" svg:height="5.94cm" svg:x="9.418cm" svg:y="3.06cm">
          <draw:text-box>
            <text:p>011 <text:s text:c="2"/>3</text:p>
            <text:p>010 <text:s text:c="2"/>2</text:p>
            <text:p>001 <text:s text:c="2"/>1</text:p>
            <text:p>000 <text:s text:c="2"/>0</text:p>
            <text:p>111 <text:s text:c="2"/>-1</text:p>
            <text:p>110 <text:s text:c="2"/>-2</text:p>
            <text:p>101 <text:s text:c="2"/>-3</text:p>
            <text:p>100 <text:s text:c="2"/>-4 4</text:p>
          </draw:text-box>
        </draw:frame>
        <draw:custom-shape draw:style-name="gr8" draw:text-style-name="P4" draw:layer="layout" svg:width="2.984cm" svg:height="0.658cm" svg:x="9.616cm" svg:y="8.20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2cm" svg:y1="8.601cm" svg:x2="13.02cm" svg:y2="3.201cm">
          <text:p/>
        </draw:line>
        <draw:frame draw:style-name="gr3" draw:text-style-name="P2" draw:layer="layout" svg:width="0.853cm" svg:height="0.962cm" svg:x="13.02cm" svg:y="5.439cm">
          <draw:text-box>
            <text:p>+</text:p>
          </draw:text-box>
        </draw:frame>
        <draw:line draw:style-name="gr4" draw:text-style-name="P3" draw:layer="layout" svg:x1="14.041cm" svg:y1="8.604cm" svg:x2="14.041cm" svg:y2="3.204cm">
          <text:p/>
        </draw:line>
        <draw:frame draw:style-name="gr3" draw:text-style-name="P2" draw:layer="layout" svg:width="0.853cm" svg:height="0.962cm" svg:x="14.041cm" svg:y="5.442cm">
          <draw:text-box>
            <text:p>-</text:p>
          </draw:text-box>
        </draw:frame>
        <draw:custom-shape draw:style-name="gr9" draw:text-style-name="P7" draw:layer="layout" svg:width="2.384cm" svg:height="0.74cm" svg:x="9.616cm" svg:y="3.15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2cm" svg:height="0.962cm" svg:x="10.3cm" svg:y="2.1cm">
          <draw:text-box>
            <text:p text:style-name="P5"><text:span text:style-name="T1">int</text:span></text:p>
          </draw:text-box>
        </draw:frame>
        <draw:custom-shape draw:style-name="gr10" draw:text-style-name="P4" draw:layer="layout" svg:width="2.384cm" svg:height="0.693cm" svg:x="9.616cm" svg:y="7.4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43:48.903791989</meta:creation-date>
    <dc:date>2021-02-11T06:57:16.267577109</dc:date>
    <meta:editing-duration>PT10M30S</meta:editing-duration>
    <meta:editing-cycles>3</meta:editing-cycles>
    <meta:generator>LibreOffice/6.4.6.2$Linux_X86_64 LibreOffice_project/40$Build-2</meta:generator>
    <meta:document-statistic meta:object-count="40"/>
  </office:meta>
</office:document-meta>
</file>